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D7332D60BD5337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draw:fill-color="#333333" draw:opacity="47%" draw:textarea-horizontal-align="justify" draw:textarea-vertical-align="middle" draw:auto-grow-height="false" fo:min-height="7.55cm" fo:min-width="20.3cm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4.714cm" fo:min-width="23.664cm" draw:shadow="hidden" draw:shadow-offset-x="0.635cm" draw:shadow-offset-y="0cm" draw:shadow-opacity="55%"/>
    </style:style>
    <style:style style:name="gr3" style:family="graphic" style:parent-style-name="standard">
      <style:graphic-properties draw:stroke="none" svg:stroke-color="#000000" draw:fill="none" draw:fill-color="#ffffff" fo:min-height="4.85cm"/>
      <style:paragraph-properties style:writing-mode="lr-tb"/>
    </style:style>
    <style:style style:name="gr4" style:family="graphic" style:parent-style-name="standard" style:list-style-name="L1">
      <style:graphic-properties svg:stroke-color="#333333" draw:fill-color="#666666" draw:textarea-horizontal-align="justify" draw:textarea-vertical-align="middle" draw:auto-grow-height="false" fo:min-height="4.27cm" fo:min-width="23.217cm" draw:shadow="hidden" draw:shadow-offset-x="0.635cm" draw:shadow-offset-y="0cm" draw:shadow-opacity="55%"/>
      <style:paragraph-properties style:writing-mode="lr-tb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7.422cm" fo:min-width="21.572cm" draw:shadow="hidden" draw:shadow-offset-x="0.635cm" draw:shadow-offset-y="0cm" draw:shadow-opacity="55%"/>
    </style:style>
    <style:style style:name="gr6" style:family="graphic" style:parent-style-name="standard" style:list-style-name="L1">
      <style:graphic-properties svg:stroke-color="#333333" draw:fill-color="#666666" draw:textarea-horizontal-align="justify" draw:textarea-vertical-align="middle" draw:auto-grow-height="false" fo:min-height="6.736cm" fo:min-width="21.186cm" draw:shadow="hidden" draw:shadow-offset-x="0.635cm" draw:shadow-offset-y="0cm" draw:shadow-opacity="55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5cm"/>
      <style:paragraph-properties style:writing-mode="lr-tb"/>
    </style:style>
    <style:style style:name="P1" style:family="paragraph">
      <loext:graphic-properties draw:fill-color="#333333" draw:opacity="47%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666666"/>
      <style:paragraph-properties fo:margin-left="0cm" fo:margin-right="0cm" fo:margin-top="0cm" fo:margin-bottom="0cm" fo:line-height="100%" fo:text-align="center" fo:text-indent="0cm"/>
      <style:text-properties fo:color="#ffffff" fo:font-size="44pt" style:font-size-asian="44pt" style:font-size-complex="44pt"/>
    </style:style>
    <style:style style:name="P7" style:family="paragraph">
      <style:text-properties fo:color="#ffffff" fo:font-size="60pt" style:font-size-asian="60pt" style:font-size-complex="60pt"/>
    </style:style>
    <style:style style:name="P8" style:family="paragraph">
      <loext:graphic-properties draw:fill="none" draw:fill-color="#ffffff"/>
      <style:text-properties fo:color="#ffffff" fo:font-size="60pt" style:font-size-asian="60pt" style:font-size-complex="60pt"/>
    </style:style>
    <style:style style:name="T1" style:family="text"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T2" style:family="text">
      <style:text-properties fo:font-variant="normal" fo:text-transform="none"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Liberation Sans1" fo:font-size="44pt" style:font-name-asian="Liberation Sans1" style:font-size-asian="44pt" style:font-name-complex="Liberation Sans1" style:font-size-complex="44pt"/>
    </style:style>
    <style:style style:name="T5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20.8cm" svg:height="7.8cm" svg:x="14.9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7cm" svg:height="5.5cm" svg:x="23.2cm" svg:y="4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9.5cm" svg:height="5.356cm" svg:x="15.8cm" svg:y="13.2cm">
          <draw:text-box>
            <text:p text:style-name="P3"><text:span text:style-name="T1">星空冒險</text:span></text:p>
          </draw:text-box>
        </draw:frame>
        <draw:custom-shape draw:style-name="gr4" draw:text-style-name="P6" draw:layer="layout" svg:width="24.205cm" svg:height="5.008cm" svg:x="23.483cm" svg:y="41.624cm">
          <text:p text:style-name="P5"><text:span text:style-name="T2">說明</text:span><text:span text:style-name="T2">:</text:span><text:span text:style-name="T2">鍵盤的</text:span><text:span text:style-name="T3">◄</text:span><text:span text:style-name="T4">►鍵進行移動</text:span></text:p>
          <text:p text:style-name="P5"><text:span text:style-name="T4">空白鍵發射子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2.9cm" svg:height="8.5cm" svg:x="14.301cm" svg:y="2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2.44cm" svg:height="7.74cm" svg:x="14.564cm" svg:y="22.647cm">
          <text:p text:style-name="P5"><text:span text:style-name="T4">按下空白鍵開始遊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3.1cm" svg:height="3.7cm" svg:x="34.6cm" svg:y="1.8cm">
          <draw:text-box>
            <text:p text:style-name="P7"><text:span text:style-name="T5">作者</text:span><text:span text:style-name="T5">:</text:span><text:span text:style-name="T5">蕭維均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ackground" xlink:href="Pictures/100002010000040000000400D7332D60BD533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59:19.572363299</meta:creation-date>
    <dc:date>2022-04-16T14:15:58.859183904</dc:date>
    <meta:editing-duration>PT6M23S</meta:editing-duration>
    <meta:editing-cycles>7</meta:editing-cycles>
    <meta:generator>LibreOffice/6.4.7.2$Linux_X86_64 LibreOffice_project/40$Build-2</meta:generator>
    <meta:document-statistic meta:object-count="7"/>
  </office:meta>
</office:document-meta>
</file>